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fo:padding="0cm" fo:border-left="none" fo:border-right="none" fo:border-top="none" fo:border-bottom="0.06pt solid #000000" style:shadow="none"/>
      <style:text-properties fo:font-size="10pt" fo:font-style="italic" style:font-style-asian="italic" style:font-style-complex="italic"/>
    </style:style>
    <style:style style:name="P2" style:family="paragraph" style:parent-style-name="Footer">
      <style:paragraph-properties fo:padding="0cm" fo:border-left="none" fo:border-right="none" fo:border-top="0.06pt solid #000000" fo:border-bottom="none" style:shadow="none"/>
      <style:text-properties fo:font-size="10pt" fo:font-style="italic" style:font-style-asian="italic" style:font-style-complex="italic"/>
    </style:style>
    <style:style style:name="P3" style:family="paragraph" style:parent-style-name="Standard">
      <style:paragraph-properties fo:text-align="justify" style:justify-single-word="false"/>
      <style:text-properties fo:font-size="12pt" fo:language="es" fo:country="ES"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language="es" fo:country="ES" fo:font-weight="bold" officeooo:paragraph-rsid="001b1b8c"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language="es" fo:country="ES"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text-transform="uppercase" fo:language="es" fo:country="ES" fo:font-weight="bold" style:font-weight-asian="bold" style:font-weight-complex="bold"/>
    </style:style>
    <style:style style:name="P7" style:family="paragraph" style:parent-style-name="Standard">
      <style:paragraph-properties fo:text-align="start" style:justify-single-word="false"/>
      <style:text-properties fo:text-transform="uppercase" fo:font-size="16pt" fo:text-shadow="1pt 1pt" fo:font-weight="bold" style:font-weight-asian="bold" style:font-weight-complex="bold"/>
    </style:style>
    <style:style style:name="P8" style:family="paragraph" style:parent-style-name="Standard">
      <style:paragraph-properties fo:text-align="justify" style:justify-single-word="false"/>
      <style:text-properties fo:language="es" fo:country="ES" fo:font-weight="bold" style:font-weight-asian="bold" style:font-weight-complex="bold"/>
    </style:style>
    <style:style style:name="P9" style:family="paragraph" style:parent-style-name="Standard">
      <style:paragraph-properties fo:text-align="justify" style:justify-single-word="false"/>
      <style:text-properties fo:language="es" fo:country="ES" fo:font-weight="bold" officeooo:rsid="001b1b8c" officeooo:paragraph-rsid="001b1b8c" style:font-weight-asian="bold" style:font-weight-complex="bold"/>
    </style:style>
    <style:style style:name="P10" style:family="paragraph" style:parent-style-name="Standard">
      <style:paragraph-properties fo:text-align="justify" style:justify-single-word="false"/>
      <style:text-properties fo:language="es" fo:country="ES" fo:font-weight="normal" style:font-weight-asian="normal" style:font-weight-complex="normal"/>
    </style:style>
    <style:style style:name="P11" style:family="paragraph" style:parent-style-name="Standard">
      <style:paragraph-properties fo:text-align="justify" style:justify-single-word="false"/>
      <style:text-properties fo:language="es" fo:country="ES" fo:font-weight="normal" officeooo:paragraph-rsid="001c6c44" style:font-weight-asian="normal" style:font-weight-complex="normal"/>
    </style:style>
    <style:style style:name="P12" style:family="paragraph" style:parent-style-name="Standard">
      <style:paragraph-properties fo:text-align="justify" style:justify-single-word="false"/>
      <style:text-properties fo:language="es" fo:country="ES" fo:font-weight="normal" officeooo:rsid="001c6c44" style:font-weight-asian="normal" style:font-weight-complex="normal"/>
    </style:style>
    <style:style style:name="P13" style:family="paragraph" style:parent-style-name="Standard">
      <style:paragraph-properties fo:text-align="justify" style:justify-single-word="false"/>
      <style:text-properties fo:language="es" fo:country="ES" fo:font-weight="normal" officeooo:rsid="001c6c44" officeooo:paragraph-rsid="001c6c44" style:font-weight-asian="normal" style:font-weight-complex="normal"/>
    </style:style>
    <style:style style:name="P14" style:family="paragraph" style:parent-style-name="Standard">
      <style:paragraph-properties fo:text-align="justify" style:justify-single-word="false"/>
      <style:text-properties fo:language="es" fo:country="ES" fo:font-weight="normal" officeooo:rsid="001e5dda" officeooo:paragraph-rsid="001e5dda" style:font-weight-asian="normal" style:font-weight-complex="normal"/>
    </style:style>
    <style:style style:name="P15" style:family="paragraph" style:parent-style-name="Standard">
      <style:paragraph-properties fo:text-align="justify" style:justify-single-word="false"/>
      <style:text-properties fo:language="es" fo:country="ES" fo:font-style="normal" fo:font-weight="bold" officeooo:paragraph-rsid="001b1b8c" style:font-style-asian="normal" style:font-weight-asian="bold" style:font-style-complex="normal"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1c6c44"/>
    </style:style>
    <style:style style:name="P18" style:family="paragraph" style:parent-style-name="Standard">
      <style:paragraph-properties fo:text-align="end" style:justify-single-word="false"/>
      <style:text-properties fo:font-size="10pt" fo:language="es" fo:country="ES" style:text-underline-style="none" fo:font-weight="bold" officeooo:paragraph-rsid="001b1b8c" style:font-size-asian="12pt" style:font-weight-asian="bold" style:font-size-complex="12pt" style:font-weight-complex="bold"/>
    </style:style>
    <style:style style:name="P19" style:family="paragraph" style:parent-style-name="Standard">
      <style:paragraph-properties fo:margin-left="1.482cm" fo:margin-right="0cm" fo:text-align="justify" style:justify-single-word="false" fo:text-indent="0cm" style:auto-text-indent="false"/>
      <style:text-properties fo:font-size="12pt" fo:language="es" fo:country="ES" fo:font-weight="normal" style:font-size-asian="12pt" style:font-weight-asian="normal" style:font-size-complex="12pt" style:font-weight-complex="normal"/>
    </style:style>
    <style:style style:name="P20" style:family="paragraph" style:parent-style-name="Standard">
      <style:paragraph-properties fo:text-align="justify" style:justify-single-word="false" fo:padding="0.049cm" fo:border="0.06pt solid #000000" style:shadow="#808080 0.176cm 0.176cm"/>
    </style:style>
    <style:style style:name="P21" style:family="paragraph" style:parent-style-name="Standard" style:list-style-name="L1">
      <style:paragraph-properties fo:text-align="justify" style:justify-single-word="false"/>
      <style:text-properties fo:language="es" fo:country="ES" fo:font-weight="normal" officeooo:rsid="001c6c44" officeooo:paragraph-rsid="001c6c44" style:font-weight-asian="normal" style:font-weight-complex="normal"/>
    </style:style>
    <style:style style:name="P22" style:family="paragraph" style:parent-style-name="Standard" style:list-style-name="L5">
      <style:paragraph-properties fo:text-align="justify" style:justify-single-word="false"/>
      <style:text-properties fo:language="es" fo:country="ES" fo:font-weight="normal" officeooo:rsid="001c6c44" officeooo:paragraph-rsid="001c6c44" style:font-weight-asian="normal" style:font-weight-complex="normal"/>
    </style:style>
    <style:style style:name="P23" style:family="paragraph" style:parent-style-name="Standard" style:list-style-name="L2">
      <style:paragraph-properties fo:text-align="justify" style:justify-single-word="false"/>
      <style:text-properties fo:language="es" fo:country="ES" fo:font-weight="normal" officeooo:paragraph-rsid="001c6c44" style:font-weight-asian="normal" style:font-weight-complex="normal"/>
    </style:style>
    <style:style style:name="P24" style:family="paragraph" style:parent-style-name="Standard" style:list-style-name="L3">
      <style:paragraph-properties fo:text-align="justify" style:justify-single-word="false"/>
      <style:text-properties fo:language="es" fo:country="ES" fo:font-weight="normal" officeooo:paragraph-rsid="001c6c44" style:font-weight-asian="normal" style:font-weight-complex="normal"/>
    </style:style>
    <style:style style:name="P25" style:family="paragraph" style:parent-style-name="Standard" style:list-style-name="L6">
      <style:paragraph-properties fo:text-align="justify" style:justify-single-word="false"/>
      <style:text-properties fo:language="es" fo:country="ES" fo:font-weight="normal" style:font-weight-asian="normal" style:font-weight-complex="normal"/>
    </style:style>
    <style:style style:name="P26" style:family="paragraph" style:parent-style-name="Standard" style:list-style-name="L9">
      <style:paragraph-properties fo:text-align="justify" style:justify-single-word="false"/>
      <style:text-properties fo:language="es" fo:country="ES" fo:font-weight="normal" style:font-weight-asian="normal" style:font-weight-complex="normal"/>
    </style:style>
    <style:style style:name="P27" style:family="paragraph" style:parent-style-name="Standard" style:list-style-name="L10">
      <style:paragraph-properties fo:text-align="justify" style:justify-single-word="false"/>
      <style:text-properties fo:language="es" fo:country="ES" fo:font-weight="normal" style:font-weight-asian="normal" style:font-weight-complex="normal"/>
    </style:style>
    <style:style style:name="P28" style:family="paragraph" style:parent-style-name="Standard" style:list-style-name="L11">
      <style:paragraph-properties fo:text-align="justify" style:justify-single-word="false"/>
      <style:text-properties fo:language="es" fo:country="ES" fo:font-weight="normal" style:font-weight-asian="normal" style:font-weight-complex="normal"/>
    </style:style>
    <style:style style:name="P29" style:family="paragraph" style:parent-style-name="Standard" style:list-style-name="L12">
      <style:paragraph-properties fo:text-align="justify" style:justify-single-word="false"/>
      <style:text-properties fo:language="es" fo:country="ES" fo:font-weight="normal" style:font-weight-asian="normal" style:font-weight-complex="normal"/>
    </style:style>
    <style:style style:name="P30" style:family="paragraph" style:parent-style-name="Standard" style:list-style-name="L13">
      <style:paragraph-properties fo:text-align="justify" style:justify-single-word="false"/>
      <style:text-properties fo:language="es" fo:country="ES" fo:font-weight="normal" style:font-weight-asian="normal" style:font-weight-complex="normal"/>
    </style:style>
    <style:style style:name="P31" style:family="paragraph" style:parent-style-name="Standard" style:list-style-name="L14">
      <style:paragraph-properties fo:text-align="justify" style:justify-single-word="false"/>
      <style:text-properties fo:language="es" fo:country="ES" fo:font-weight="normal" style:font-weight-asian="normal" style:font-weight-complex="normal"/>
    </style:style>
    <style:style style:name="P32" style:family="paragraph" style:parent-style-name="Standard" style:list-style-name="L15">
      <style:paragraph-properties fo:text-align="justify" style:justify-single-word="false"/>
      <style:text-properties fo:language="es" fo:country="ES" fo:font-weight="normal" style:font-weight-asian="normal" style:font-weight-complex="normal"/>
    </style:style>
    <style:style style:name="P33" style:family="paragraph" style:parent-style-name="Standard" style:list-style-name="L16">
      <style:paragraph-properties fo:text-align="justify" style:justify-single-word="false"/>
      <style:text-properties fo:language="es" fo:country="ES" fo:font-weight="normal" style:font-weight-asian="normal" style:font-weight-complex="normal"/>
    </style:style>
    <style:style style:name="P34" style:family="paragraph" style:parent-style-name="Standard" style:list-style-name="L17">
      <style:paragraph-properties fo:text-align="justify" style:justify-single-word="false"/>
      <style:text-properties fo:language="es" fo:country="ES" fo:font-weight="normal" style:font-weight-asian="normal" style:font-weight-complex="normal"/>
    </style:style>
    <style:style style:name="P35" style:family="paragraph" style:parent-style-name="Standard" style:list-style-name="L6">
      <style:paragraph-properties fo:text-align="justify" style:justify-single-word="false"/>
      <style:text-properties fo:language="es" fo:country="ES" fo:font-weight="bold" style:font-weight-asian="bold" style:font-weight-complex="bold"/>
    </style:style>
    <style:style style:name="P36" style:family="paragraph" style:parent-style-name="Standard" style:list-style-name="L2">
      <style:text-properties officeooo:paragraph-rsid="001c6c44"/>
    </style:style>
    <style:style style:name="P37" style:family="paragraph" style:parent-style-name="Standard">
      <style:paragraph-properties fo:text-align="justify" style:justify-single-word="false"/>
    </style:style>
    <style:style style:name="P38" style:family="paragraph" style:parent-style-name="Standard" style:list-style-name="L3">
      <style:paragraph-properties fo:text-align="justify" style:justify-single-word="false"/>
      <style:text-properties officeooo:paragraph-rsid="001c6c44"/>
    </style:style>
    <style:style style:name="P39" style:family="paragraph" style:parent-style-name="Standard" style:list-style-name="L2">
      <style:paragraph-properties fo:text-align="justify" style:justify-single-word="false"/>
    </style:style>
    <style:style style:name="P40" style:family="paragraph" style:parent-style-name="Standard" style:list-style-name="L5">
      <style:paragraph-properties fo:text-align="justify" style:justify-single-word="false"/>
    </style:style>
    <style:style style:name="P41" style:family="paragraph" style:parent-style-name="Standard" style:list-style-name="L6">
      <style:paragraph-properties fo:text-align="justify" style:justify-single-word="false"/>
    </style:style>
    <style:style style:name="P42" style:family="paragraph" style:parent-style-name="Standard" style:list-style-name="L7">
      <style:paragraph-properties fo:text-align="justify" style:justify-single-word="false"/>
    </style:style>
    <style:style style:name="P43" style:family="paragraph" style:parent-style-name="Standard" style:list-style-name="L8">
      <style:paragraph-properties fo:text-align="justify" style:justify-single-word="false"/>
    </style:style>
    <style:style style:name="P44" style:family="paragraph" style:parent-style-name="Standard" style:list-style-name="L4">
      <style:text-properties officeooo:paragraph-rsid="001c6c44"/>
    </style:style>
    <style:style style:name="P45" style:family="paragraph" style:parent-style-name="Standard" style:list-style-name="L8">
      <style:paragraph-properties fo:text-align="justify" style:justify-single-word="false"/>
      <style:text-properties fo:font-size="12pt" fo:language="es" fo:country="ES" fo:font-weight="normal" style:font-size-asian="12pt" style:font-weight-asian="normal" style:font-size-complex="12pt" style:font-weight-complex="normal"/>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text-transform="uppercase"/>
    </style:style>
    <style:style style:name="T8" style:family="text">
      <style:text-properties fo:font-weight="normal" style:font-weight-asian="normal" style:font-weight-complex="normal"/>
    </style:style>
    <style:style style:name="T9" style:family="text">
      <style:text-properties fo:font-weight="normal" officeooo:rsid="001e5dda"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officeooo:rsid="0017f2d8" style:font-style-asian="italic" style:font-style-complex="italic"/>
    </style:style>
    <style:style style:name="T13" style:family="text">
      <style:text-properties fo:font-style="italic" officeooo:rsid="001e6aa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language="es" fo:country="ES" fo:font-weight="normal" style:font-weight-asian="normal" style:font-weight-complex="normal"/>
    </style:style>
    <style:style style:name="T16" style:family="text">
      <style:text-properties fo:language="es" fo:country="ES" fo:font-weight="normal" officeooo:rsid="0017f2d8" style:font-weight-asian="normal" style:font-weight-complex="normal"/>
    </style:style>
    <style:style style:name="T17" style:family="text">
      <style:text-properties fo:language="es" fo:country="ES" fo:font-weight="normal" officeooo:rsid="001c6c44" style:font-weight-asian="normal" style:font-weight-complex="normal"/>
    </style:style>
    <style:style style:name="T18" style:family="text">
      <style:text-properties fo:language="es" fo:country="ES" fo:font-weight="normal" officeooo:rsid="001e5dda" style:font-weight-asian="normal" style:font-weight-complex="normal"/>
    </style:style>
    <style:style style:name="T19" style:family="text">
      <style:text-properties fo:language="es" fo:country="ES" fo:font-weight="normal" officeooo:rsid="001e6aae" style:font-weight-asian="normal" style:font-weight-complex="normal"/>
    </style:style>
    <style:style style:name="T20" style:family="text">
      <style:text-properties fo:language="es" fo:country="ES" fo:font-weight="normal" officeooo:rsid="002003e8" style:font-weight-asian="normal" style:font-weight-complex="normal"/>
    </style:style>
    <style:style style:name="T21" style:family="text">
      <style:text-properties fo:language="es" fo:country="ES" fo:font-weight="normal" officeooo:rsid="0023a9f0" style:font-weight-asian="normal" style:font-weight-complex="normal"/>
    </style:style>
    <style:style style:name="T22" style:family="text">
      <style:text-properties fo:language="es" fo:country="ES" fo:font-weight="normal" officeooo:rsid="00220350" style:font-weight-asian="normal" style:font-weight-complex="normal"/>
    </style:style>
    <style:style style:name="T23" style:family="text">
      <style:text-properties fo:language="es" fo:country="ES" fo:font-weight="normal" officeooo:rsid="0025b483" style:font-weight-asian="normal" style:font-weight-complex="normal"/>
    </style:style>
    <style:style style:name="T24" style:family="text">
      <style:text-properties fo:language="es" fo:country="ES" fo:font-style="italic" fo:font-weight="normal" style:font-style-asian="italic" style:font-weight-asian="normal" style:font-style-complex="italic" style:font-weight-complex="normal"/>
    </style:style>
    <style:style style:name="T25" style:family="text">
      <style:text-properties fo:language="es" fo:country="ES" fo:font-style="italic" fo:font-weight="normal" officeooo:rsid="0017f2d8" style:font-style-asian="italic" style:font-weight-asian="normal" style:font-style-complex="italic" style:font-weight-complex="normal"/>
    </style:style>
    <style:style style:name="T26" style:family="text">
      <style:text-properties fo:language="es" fo:country="ES" fo:font-style="italic" fo:font-weight="normal" officeooo:rsid="001941ab" style:font-style-asian="italic" style:font-weight-asian="normal" style:font-style-complex="italic" style:font-weight-complex="normal"/>
    </style:style>
    <style:style style:name="T27" style:family="text">
      <style:text-properties fo:language="es" fo:country="ES" fo:font-style="italic" fo:font-weight="bold" style:font-style-asian="italic" style:font-weight-asian="bold" style:font-style-complex="italic" style:font-weight-complex="bold"/>
    </style:style>
    <style:style style:name="T28" style:family="text">
      <style:text-properties fo:language="es" fo:country="ES" fo:font-style="italic" fo:font-weight="bold" officeooo:rsid="0017f2d8" style:font-style-asian="italic" style:font-weight-asian="bold" style:font-style-complex="italic" style:font-weight-complex="bold"/>
    </style:style>
    <style:style style:name="T29" style:family="text">
      <style:text-properties fo:language="es" fo:country="ES" style:text-underline-style="solid" style:text-underline-width="auto" style:text-underline-color="font-color" fo:font-weight="normal" style:font-weight-asian="normal" style:font-weight-complex="normal"/>
    </style:style>
    <style:style style:name="T30" style:family="text">
      <style:text-properties fo:language="es" fo:country="ES" style:text-underline-style="solid" style:text-underline-width="auto" style:text-underline-color="font-color" fo:font-weight="normal" officeooo:rsid="001c6c44" style:font-weight-asian="normal" style:font-weight-complex="normal"/>
    </style:style>
    <style:style style:name="T31" style:family="text">
      <style:text-properties fo:language="es" fo:country="ES" fo:font-weight="bold" style:font-weight-asian="bold" style:font-weight-complex="bold"/>
    </style:style>
    <style:style style:name="T32" style:family="text">
      <style:text-properties officeooo:rsid="001941ab"/>
    </style:style>
    <style:style style:name="T33" style:family="text">
      <style:text-properties officeooo:rsid="001b1b8c"/>
    </style:style>
    <style:style style:name="T34" style:family="text">
      <style:text-properties officeooo:rsid="001c6c44"/>
    </style:style>
    <style:style style:name="T35" style:family="text">
      <style:text-properties officeooo:rsid="001e5dda"/>
    </style:style>
    <style:style style:name="T36" style:family="text">
      <style:text-properties fo:font-weight="bold" style:font-weight-asian="bold" style:font-weight-complex="bold"/>
    </style:style>
    <style:style style:name="T37" style:family="text">
      <style:text-properties officeooo:rsid="001e6aae"/>
    </style:style>
    <style:style style:name="T38" style:family="text">
      <style:text-properties officeooo:rsid="002003e8"/>
    </style:style>
    <style:style style:name="T39" style:family="text">
      <style:text-properties officeooo:rsid="00220350"/>
    </style:style>
    <style:style style:name="T40" style:family="text">
      <style:text-properties officeooo:rsid="0025b48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4">TEMA 3: </text:span>Transformación e integración de información geográfica</text:p>
      <text:p text:style-name="P3"/>
      <text:p text:style-name="P4"/>
      <text:p text:style-name="P3">ÍNDICE ABREVIADO DEL TEMA</text:p>
      <text:p text:style-name="P3"/>
      <text:p text:style-name="P3"><text:tab/><text:tab/><text:span text:style-name="T8">Introducción</text:span></text:p>
      <text:p text:style-name="P5"><text:tab/><text:tab/><text:span text:style-name="T34">3.</text:span>1 Detectar y corregir errores</text:p>
      <text:p text:style-name="P19"><text:span text:style-name="T34">3.</text:span>2 Resolver heterogeneidades</text:p>
      <text:p text:style-name="P19"><text:span text:style-name="T34">3.</text:span>3 Metadatos</text:p>
      <text:p text:style-name="P19"><text:span text:style-name="T34">3.</text:span>4 Herramientas</text:p>
      <text:p text:style-name="P19"><text:span text:style-name="T34">3.</text:span>5 Conclusiones</text:p>
      <text:p text:style-name="P19"><text:span text:style-name="T34">3.</text:span>6 Bibliografía </text:p>
      <text:p text:style-name="P18"><text:span text:style-name="T8">Fecha de última modificación: </text:span><text:span text:style-name="T8"><text:date style:data-style-name="N37" text:date-value="2020-11-02T02:37:04.314999883" text:fixed="true">02/11/20</text:date></text:span><text:span text:style-name="T8">.</text:span></text:p>
      <text:p text:style-name="P3"/>
      <text:p text:style-name="P9">INTRODUCCIÓN</text:p>
      <text:p text:style-name="P8"/>
      <text:p text:style-name="P11">Las fuentes de información geográfica <text:span text:style-name="T34">de las que disponemos son muy diversas:</text:span></text:p>
      <text:list xml:id="list2213024080" text:style-name="L1">
        <text:list-item>
          <text:p text:style-name="P21">mapas,</text:p>
        </text:list-item>
        <text:list-item>
          <text:p text:style-name="P21">imágenes de satélite (Landstat8, por ejemplo),</text:p>
        </text:list-item>
        <text:list-item>
          <text:p text:style-name="P21">datos almacenados en dispositivos ópticos,</text:p>
        </text:list-item>
        <text:list-item>
          <text:p text:style-name="P21">datos en formatos genéricos: ODF, CSV, XML, etc.,</text:p>
        </text:list-item>
        <text:list-item>
          <text:p text:style-name="P21">obtenidos a partir de ideas propias del experto de turno.</text:p>
        </text:list-item>
      </text:list>
      <text:p text:style-name="P13"/>
      <text:p text:style-name="P17"><text:span text:style-name="T17"><text:tab/><text:tab/>U</text:span><text:span text:style-name="T15">na vez obtenidos </text:span><text:span text:style-name="T16">los datos de las fuentes</text:span><text:span text:style-name="T15">, tenemos que procesarlos para obtener una </text:span><text:span text:style-name="T28">Base de Datos </text:span><text:span text:style-name="T27">con información geográfica</text:span><text:span text:style-name="T15"> almacenada. </text:span><text:span text:style-name="T29">El objetivo del tema será estudiar esas operaciones intermedias </text:span><text:span text:style-name="T30">de procesamiento</text:span><text:span text:style-name="T29">.</text:span></text:p>
      <text:p text:style-name="P10"/>
      <text:p text:style-name="P16"><text:span text:style-name="T16">En términos generales, l</text:span><text:span text:style-name="T15">a </text:span><text:span text:style-name="T16">transformación</text:span><text:span text:style-name="T15"> e </text:span><text:span text:style-name="T16">integración</text:span><text:span text:style-name="T15"> de datos consiste en</text:span></text:p>
      <text:list xml:id="list3720101624" text:style-name="L2">
        <text:list-item>
          <text:p text:style-name="P23"><text:span text:style-name="T12">D</text:span><text:span text:style-name="T11">etectar y corregir errores</text:span>. <text:span text:style-name="T34">Se distinguen dos situaciones:</text:span></text:p>
        </text:list-item>
      </text:list>
      <text:list xml:id="list1114820110" text:style-name="L3">
        <text:list-item>
          <text:list>
            <text:list-item>
              <text:p text:style-name="P24"><text:span text:style-name="T34">s</text:span>i son datos con origen común, puede haber errores ocultos (pueblo con dos nombres diferentes<text:span text:style-name="T34">);</text:span></text:p>
            </text:list-item>
            <text:list-item>
              <text:p text:style-name="P38"><text:span text:style-name="T17">si los </text:span><text:span text:style-name="T15">datos, </text:span><text:span text:style-name="T17">por el contrario, proceden de fuentes distintas</text:span><text:span text:style-name="T15">, los errores </text:span><text:span text:style-name="T17">suelen ser</text:span><text:span text:style-name="T15"> más evidentes.</text:span></text:p>
            </text:list-item>
          </text:list>
        </text:list-item>
      </text:list>
      <text:list xml:id="list15423912058544" text:continue-list="list3720101624" text:style-name="L2">
        <text:list-item>
          <text:p text:style-name="P36"><text:span text:style-name="T12">R</text:span><text:span text:style-name="T11">esolver heterogeneidades.</text:span><text:span text:style-name="T2"> </text:span>Las heterogeneidades suelen dividirse en tres tipos (para datos en general): </text:p>
        </text:list-item>
      </text:list>
      <text:list xml:id="list1404453630" text:style-name="L4">
        <text:list-item>
          <text:list>
            <text:list-item>
              <text:p text:style-name="P44">técnicas (representación, formato de datos), </text:p>
            </text:list-item>
            <text:list-item>
              <text:p text:style-name="P44">del modelo de datos (dif<text:span text:style-name="T34">erentes m</text:span>odelos de datos <text:span text:style-name="T34">complican las tareas de integración de datos</text:span>),</text:p>
            </text:list-item>
            <text:list-item>
              <text:p text:style-name="P44"><text:span text:style-name="T34">semánticas</text:span> (<text:span text:style-name="T34">datos </text:span>representados con significado -<text:span text:style-name="T34">semántica-</text:span> diferente).</text:p>
            </text:list-item>
          </text:list>
        </text:list-item>
      </text:list>
      <text:list xml:id="list15422172202844" text:continue-list="list15423912058544" text:style-name="L2">
        <text:list-item>
          <text:p text:style-name="P39"><text:span text:style-name="T25">C</text:span><text:span text:style-name="T24">oncatenación</text:span><text:span text:style-name="T15"> (más específico para la info</text:span><text:span text:style-name="T16">rmación</text:span><text:span text:style-name="T15"> geografica). Integración de varias fuentes de datos. Hay que usar </text:span><text:span text:style-name="T16">funciones</text:span><text:span text:style-name="T15"> para superar las diferencias entre </text:span><text:span text:style-name="T17">los datos</text:span><text:span text:style-name="T15">. </text:span><text:span text:style-name="T16">Por ej</text:span><text:span text:style-name="T17">e</text:span><text:span text:style-name="T16">mplo,</text:span><text:span text:style-name="T15"> con dos versiones de la info</text:span><text:span text:style-name="T16">rmación</text:span><text:span text:style-name="T15"> a tratar, ha</text:span><text:span text:style-name="T16">y</text:span><text:span text:style-name="T15"> q</text:span><text:span text:style-name="T16">ue</text:span><text:span text:style-name="T15"> generar una común y expresar la incertidumbre en el resultado. Para eso es esencial </text:span><text:span text:style-name="T16">el papel de</text:span><text:span text:style-name="T15"> los metadatos.</text:span></text:p>
        </text:list-item>
      </text:list>
      <text:p text:style-name="P10"/>
      <text:p text:style-name="P16"><text:span text:style-name="T15">Nos centraremos hoy en estas fases para la </text:span><text:span text:style-name="T16">información</text:span><text:span text:style-name="T15"> geografica. </text:span></text:p>
      <text:p text:style-name="P8"/>
      <text:p text:style-name="P6">1 Detectar y corregir errores</text:p>
      <text:p text:style-name="P10"><text:soft-page-break/></text:p>
      <text:p text:style-name="P10">Ejemplo real: si nos descargamos una capa de calles de dos fuentes distintas <text:span text:style-name="T32">y</text:span> las superponemos, hay variaciones, y no debería haberlas (las multilíneas señalan calles distintas). La solución no es trivial ni única. H<text:span text:style-name="T32">a</text:span>y que estudiar el caso.</text:p>
      <text:p text:style-name="P10"/>
      <text:p text:style-name="P10">Esas variaciones pueden ser en términos de exactitud, precisión <text:span text:style-name="T32">o</text:span> sesgo, <text:span text:style-name="T34">o </text:span><text:span text:style-name="T32">una combinación de éstas</text:span>. </text:p>
      <text:p text:style-name="P12"/>
      <text:p text:style-name="P14">Algunos problemas que podemos identificar “a simple vista”: <text:s/></text:p>
      <text:list xml:id="list1194062828" text:style-name="L5">
        <text:list-item>
          <text:p text:style-name="P40"><text:span text:style-name="T26">E</text:span><text:span text:style-name="T24">xactitud posicional</text:span><text:span text:style-name="T15">. La capa coincide con la superficie real en muchas zonas, pero varía en otra. Posibles causas: por los datos categóricos (se está representando una casa, pero la capa no refleja sólo </text:span><text:span text:style-name="T18">la casa</text:span><text:span text:style-name="T15">, o refleja otra cosa, etc.)</text:span></text:p>
        </text:list-item>
        <text:list-item>
          <text:p text:style-name="P40"><text:span text:style-name="T26">C</text:span><text:span text:style-name="T24">onsistencia</text:span><text:span text:style-name="T15"> </text:span><text:span text:style-name="T24">lógica</text:span><text:span text:style-name="T15">: coloca </text:span><text:span text:style-name="T18">una casa</text:span><text:span text:style-name="T15"> en </text:span><text:span text:style-name="T18">un sitio</text:span><text:span text:style-name="T15"> donde </text:span><text:span text:style-name="T18">realmente no hay nada, sólo solar (por ejemplo).</text:span><text:span text:style-name="T15"> Es similar al anterior.</text:span></text:p>
        </text:list-item>
        <text:list-item>
          <text:p text:style-name="P40"><text:span text:style-name="T26">C</text:span><text:span text:style-name="T24">ompletitud</text:span><text:span text:style-name="T15">: </text:span><text:span text:style-name="T17">es el caso en que</text:span><text:span text:style-name="T15"> hay casas que existen </text:span><text:span text:style-name="T17">realmente</text:span><text:span text:style-name="T15"> pero la capa está </text:span><text:span text:style-name="T17">desfasada</text:span><text:span text:style-name="T15"> y nos las refleja.</text:span></text:p>
        </text:list-item>
        <text:list-item>
          <text:p text:style-name="P22"><text:span text:style-name="T11">Precisión en los atributos</text:span>. <text:span text:style-name="T35">dd</text:span></text:p>
        </text:list-item>
      </text:list>
      <text:p text:style-name="P10"/>
      <text:p text:style-name="P10">En definitiva, existen cuatro principales tipos de errores:</text:p>
      <text:list xml:id="list1690469413" text:style-name="L6">
        <text:list-item>
          <text:p text:style-name="P25">Errores en las coordenadas. </text:p>
          <text:list>
            <text:list-item>
              <text:p text:style-name="P25">Se pueden dar <text:span text:style-name="T11">errores en el sistema de coordenadas</text:span>. Se <text:span text:style-name="T3">recomienda</text:span> definir un origen común (fuente) para los datos. Si no queda otra que usar varias fuentes, tratar de integrarlos al máximo y localzar errores. </text:p>
            </text:list-item>
            <text:list-item>
              <text:p text:style-name="P35"><text:span text:style-name="T8">También puede haber </text:span><text:span text:style-name="T10">diferentes unidades de medida</text:span><text:span text:style-name="T8">; en este caso, considerar la más </text:span><text:span text:style-name="T10">amplia/gruesa</text:span><text:span text:style-name="T8"> (abarca más, </text:span><text:span text:style-name="T9">y ahorramos </text:span><text:span text:style-name="T8">espacio </text:span><text:span text:style-name="T9">de almacenamiento</text:span><text:span text:style-name="T8">).</text:span></text:p>
            </text:list-item>
            <text:list-item>
              <text:p text:style-name="P41"><text:span text:style-name="T24">Datos con diferente orientación</text:span><text:span text:style-name="T15">: </text:span><text:span text:style-name="T18">la solución inmediata pasa por rotarlos adecuadamente para que todos queden correctamente orientados</text:span><text:span text:style-name="T15">. </text:span></text:p>
            </text:list-item>
            <text:list-item>
              <text:p text:style-name="P25"><text:span text:style-name="T11">Confusión en las coordenadas</text:span>: (lat, lon) = (y,x), esto es un error frecuente en la info geogr que sale en los CSV. Por ejemplo, para una superficie grande, se nota mucho, o bien en sitios que no conocemos, no nos damos cuenta.</text:p>
            </text:list-item>
          </text:list>
        </text:list-item>
        <text:list-item>
          <text:p text:style-name="P25">Datos duplicados.</text:p>
        </text:list-item>
        <text:list-item>
          <text:p text:style-name="P25">Datos que faltan.</text:p>
        </text:list-item>
        <text:list-item>
          <text:p text:style-name="P25">Imprecisión o incertidumbre.</text:p>
        </text:list-item>
      </text:list>
      <text:p text:style-name="P10"/>
      <text:p text:style-name="P10"><text:span text:style-name="T32">C</text:span>ausas de los errores:</text:p>
      <text:list xml:id="list82176147" text:style-name="L7">
        <text:list-item>
          <text:p text:style-name="P42"><text:span text:style-name="T18">S</text:span><text:span text:style-name="T15">i sólo </text:span><text:span text:style-name="T18">se usan</text:span><text:span text:style-name="T15"> datos de </text:span><text:span text:style-name="T31">una</text:span><text:span text:style-name="T15"> fuente </text:span><text:span text:style-name="T18">de datos</text:span><text:span text:style-name="T15">, </text:span><text:span text:style-name="T18">la principal causa de los errores es que </text:span><text:span text:style-name="T15">los datos </text:span><text:span text:style-name="T18">sean</text:span><text:span text:style-name="T15"> complejos de identificar. </text:span></text:p>
        </text:list-item>
        <text:list-item>
          <text:p text:style-name="P42"><text:span text:style-name="T19">En el caso contrario, se pueden producir e</text:span><text:span text:style-name="T15">rrores en la fase de transformación </text:span><text:span text:style-name="T19">de datos</text:span><text:span text:style-name="T15">, al cambiar </text:span><text:span text:style-name="T19">su</text:span><text:span text:style-name="T15"> formato, por ejemplo. </text:span></text:p>
        </text:list-item>
      </text:list>
      <text:p text:style-name="P3"/>
      <text:p text:style-name="P3">Estrategias para detectar errores:</text:p>
      <text:list xml:id="list3588037172" text:style-name="L8">
        <text:list-item>
          <text:p text:style-name="P43"><text:span text:style-name="T35">E</text:span>studiar posibles inconsistencia<text:span text:style-name="T35">s </text:span><text:span text:style-name="T37">de manera “manual”</text:span><text:span text:style-name="T35">. <text:s/></text:span></text:p>
        </text:list-item>
        <text:list-item>
          <text:p text:style-name="P45"><text:span text:style-name="T35">D</text:span>eterminar valores imposibles.</text:p>
        </text:list-item>
        <text:list-item>
          <text:p text:style-name="P45">Estudiar valores extremos, por ejemplo, con métodos estadísticos.</text:p>
        </text:list-item>
        <text:list-item>
          <text:p text:style-name="P45">Comprobar inconsistencias.</text:p>
        </text:list-item>
      </text:list>
      <text:p text:style-name="P3"/>
      <text:p text:style-name="P16">Se pueden usar estrategias estadísticas, <text:span text:style-name="T37">como por ejemplo </text:span><text:span text:style-name="T13">m</text:span><text:span text:style-name="T11">uestreo</text:span> <text:span text:style-name="T37">o </text:span><text:span text:style-name="T13">a</text:span><text:span text:style-name="T11">nálisis exploratorio de datos</text:span>.</text:p>
      <text:p text:style-name="P16"/>
      <text:p text:style-name="P15"><text:soft-page-break/><text:span text:style-name="T6">Conclusión</text:span><text:span text:style-name="T5">: </text:span><text:span text:style-name="T4">nos vamos a encontrar errores en los datos geográficos. Para corregirlos, usaremos diversas técnicas, más o menos profesionales (intuitivas o estadísticas, por ejemplo). Nosotros no vamos a ver ninguna técnica estadística. </text:span></text:p>
      <text:p text:style-name="P8"><text:line-break/><text:span text:style-name="T7">2 Resolver heterogeneidades</text:span></text:p>
      <text:p text:style-name="P6"/>
      <text:p text:style-name="P10">Tal y como hemos comentado, en general hay tres tipos de <text:span text:style-name="T37">heterogeneidades</text:span> de datos de distintas fuentes:</text:p>
      <text:list xml:id="list1987029777" text:style-name="L9">
        <text:list-item>
          <text:p text:style-name="P26"><text:span text:style-name="T13">T</text:span><text:span text:style-name="T11">écnica</text:span><text:span text:style-name="T13">s</text:span>: datos en distinto formato. No suele haber problema, teóricamente. En informacion geográfica, además tenemos que estudiar el cambio en el sistema de coordenadas.</text:p>
        </text:list-item>
        <text:list-item>
          <text:p text:style-name="P26"><text:span text:style-name="T11">Del modelo de datos</text:span>. Diferentes formas de almacenar y representar los datos. En el caso e info geogra, tenemos ráster y vectorial, y dentro del vectorial, hay varios. Tenemos que integrarlo todo. Algo más compleja que la primera. </text:p>
        </text:list-item>
        <text:list-item>
          <text:p text:style-name="P26"><text:span text:style-name="T11">Semántica</text:span><text:span text:style-name="T13">s</text:span>. La más compleja. Asociada al significado de los datos. Tiene q haber alguien que entida ese significado de la semántica de datos, un experto. </text:p>
        </text:list-item>
      </text:list>
      <text:p text:style-name="P10"/>
      <text:p text:style-name="P8">2.1.- Heterogeneidad técnica.</text:p>
      <text:p text:style-name="P10"/>
      <text:p text:style-name="P10">Asociada a los formatos. Nosotros elegiremos uno concreto, para raster y vectorial respectivamente, y todo lo pasaremos a esos dos formatos.</text:p>
      <text:p text:style-name="P10"/>
      <text:list xml:id="list1213646878" text:style-name="L10">
        <text:list-item>
          <text:p text:style-name="P27">Para el caso vectorial, es más sencillo, el formato más adecuado es GeoPAckage. Es un estándar, muy compacto, de fichero único, con la codificación UTF-8, el sistema de referencia (…?).</text:p>
        </text:list-item>
      </text:list>
      <text:p text:style-name="P10"/>
      <text:list xml:id="list15424100134228" text:continue-numbering="true" text:style-name="L10">
        <text:list-item>
          <text:p text:style-name="P27">Para el caso ráster, podemos, en principio, dejarlo en el que viene, el original.</text:p>
        </text:list-item>
      </text:list>
      <text:p text:style-name="P10"/>
      <text:p text:style-name="P16"><text:span text:style-name="T15">La mayor parte de las </text:span><text:span text:style-name="T20">aplicaciones</text:span><text:span text:style-name="T15"> GIS no soportan la conversión de datos. </text:span><text:span text:style-name="T20">Por eso, u</text:span><text:span text:style-name="T15">saremos </text:span><text:span text:style-name="T31">herramientas de conversión</text:span><text:span text:style-name="T15"> </text:span><text:span text:style-name="T27">intermedias</text:span><text:span text:style-name="T15"> que control</text:span><text:span text:style-name="T20">ar</text:span><text:span text:style-name="T15">emos nosotros, no los que usaría la aplicación GIS, lo cual supone cierta ventaja. </text:span><text:span text:style-name="T20">Los c</text:span><text:span text:style-name="T15">onversores más frecuentes </text:span><text:span text:style-name="T20">son</text:span><text:span text:style-name="T15">: </text:span></text:p>
      <text:list xml:id="list2878704397" text:style-name="L11">
        <text:list-item>
          <text:p text:style-name="P28">GDAL/OGR, </text:p>
        </text:list-item>
        <text:list-item>
          <text:p text:style-name="P28"><text:span text:style-name="T38">conversores web: </text:span>si es un formato más extraño o las herramientas no las entendemos bien:</text:p>
          <text:list>
            <text:list-item>
              <text:p text:style-name="P28">https://www.gisconvert.com/</text:p>
            </text:list-item>
            <text:list-item>
              <text:p text:style-name="P28">https://mygeodata.cloud/converter/</text:p>
            </text:list-item>
          </text:list>
        </text:list-item>
      </text:list>
      <text:p text:style-name="P8"/>
      <text:p text:style-name="P10">Si usamos <text:span text:style-name="T36">QGIS</text:span>, existe una función “<text:span text:style-name="T14">on the fly</text:span>”, que convierte la capa que llega al CRS común. Es muy útil, pero tiene un problema, si queremos hacer una operación de análisis sobre la capa autoconvertida, aunque sea sencilla (lo haremos en prácticas), puede que no funcione correctamente. </text:p>
      <text:p text:style-name="P10"/>
      <text:p text:style-name="P8">En definitiva, lo más recomendable es convertir las capas adecuadamente con ciertas herramientas, en la opción “Guardar como”, y ahí es<text:span text:style-name="T39">cog</text:span>emos el CRS que queramos. <text:span text:style-name="T8">Ejemplo: en QGIS.</text:span></text:p>
      <text:p text:style-name="P8"/>
      <text:p text:style-name="P20"><text:span text:style-name="T31">Conclusión: </text:span><text:span text:style-name="T15">si las capas tienen distinto CRS, se proyectan con la opción “Guardar como”. Tenemos que </text:span><text:span text:style-name="T21">ajustar</text:span><text:span text:style-name="T15"> </text:span><text:span text:style-name="T22">también </text:span><text:span text:style-name="T15">la codificación. <text:s/></text:span></text:p>
      <text:p text:style-name="P10"/>
      <text:p text:style-name="P8">2.1.1.- Formatos estándar para el acceso a datos.</text:p>
      <text:p text:style-name="P8"><text:soft-page-break/></text:p>
      <text:p text:style-name="P10">Son aquellos que nos encontramos al acceder al información geográfica en diferentes sitios: GeoServer, WebBrower, etc. Más frecuentes: <text:s/></text:p>
      <text:list xml:id="list3421691161" text:style-name="L12">
        <text:list-item>
          <text:p text:style-name="P29">OWS, el más general. Es el organismo que nos ofrece OSGeoServer (MV equivamente a nuestra imagen de prácticas).</text:p>
        </text:list-item>
        <text:list-item>
          <text:p text:style-name="P29">WCS, acceso a datos de cobertura, concretos.</text:p>
        </text:list-item>
        <text:list-item>
          <text:p text:style-name="P29">WFS: operaciones para descubrir, consultar y transofmr datos geograficos. Ofrecen operaciones de naálisis y consulta. Simple obtención.</text:p>
        </text:list-item>
        <text:list-item>
          <text:p text:style-name="P29">WMS: obtención de imagnees con las coordenadas correspondientes</text:p>
        </text:list-item>
      </text:list>
      <text:p text:style-name="P8"/>
      <text:p text:style-name="P8">2.2.- Heterogeneidad en el modelo de datos.</text:p>
      <text:p text:style-name="P8"/>
      <text:p text:style-name="P16"><text:span text:style-name="T23">Si nuestras fuentes de datos sean</text:span><text:span text:style-name="T15"> </text:span><text:span text:style-name="T27">bases de datos</text:span><text:span text:style-name="T15">, </text:span><text:span text:style-name="T23">existen </text:span><text:span text:style-name="T15">modelos de datos diferentes, y tenemos que integrarl</text:span><text:span text:style-name="T23">o</text:span><text:span text:style-name="T15">s. </text:span><text:span text:style-name="T23">En nuestro caso, es principalmente la conversión raster-vectorial (o viceversa, o ambas) la que tenemos que considerar</text:span><text:span text:style-name="T15">. </text:span><text:span text:style-name="T23">De cara a</text:span><text:span text:style-name="T15"> hacer </text:span><text:span text:style-name="T23">el </text:span><text:span text:style-name="T15">análisis de info geo, hay algun</text:span><text:span text:style-name="T23">a</text:span><text:span text:style-name="T15">s </text:span><text:span text:style-name="T23">conversiones</text:span><text:span text:style-name="T15"> que se hacen fácilmente raster-raster y vectorial-vectorial, y algunas raster-vectorial, pero hay casos en que no es fácil combinarlos. Tendremos que escoger el que más nos convenga, y no pasarlo todo a raster o vectorial por capricho. ¿Cuándo pasar a un tipo u otro? Cuando sepamos que se hará mejor en ese tipo. </text:span></text:p>
      <text:p text:style-name="P10"/>
      <text:p text:style-name="P10">Ejemplo de conversión vectorial → raster: queremos pasar multilíneas a ráster. Antes que nada, hay que definir la resolución y establecer con ello la equivalencia [longitud – celda]. Los ejemplos lo ilustran.</text:p>
      <text:p text:style-name="P10"/>
      <text:p text:style-name="P10">(imagen)</text:p>
      <text:p text:style-name="P10"/>
      <text:p text:style-name="P10">Hay que definir el criterio (a), b)), etc.</text:p>
      <text:p text:style-name="P8"/>
      <text:p text:style-name="P8">Operaciones sobre ráster:</text:p>
      <text:list xml:id="list3615696603" text:style-name="L13">
        <text:list-item>
          <text:p text:style-name="P30">Modificar la resolución: (completar)</text:p>
        </text:list-item>
        <text:list-item>
          <text:p text:style-name="P30">Fusionar: si nos dan el raster en diversos niveles de detalle (resolución), y por páginas (cuadrados, como [MTN25, 50]), entonces tendremos que convertirlos a la misma (la más grande).</text:p>
        </text:list-item>
        <text:list-item>
          <text:p text:style-name="P30">Recortar: como ejemplo, recortar ráster con el polígono/perímetro de nuestro municipio.</text:p>
        </text:list-item>
        <text:list-item>
          <text:p text:style-name="P30">Clasificar en niveles: muy frecuente y útil, usando <text:span text:style-name="T11">clústering</text:span> para determinar polígonos y colores/degradados, etc. a cada polígono se le asocian atributos. Se usan niveles predefinidos, algunas opciones del software, etc. una aplicación directa: <text:span text:style-name="T11">CORINE Land Cover</text:span>.</text:p>
        </text:list-item>
        <text:list-item>
          <text:p text:style-name="P30">Obtención de TIN (redes de triángulos). A patir del MDT, <text:span text:style-name="T40">se construye una </text:span>representación en forma de triángulos, que ocupa menos <text:span text:style-name="T40">espacio de almacenamiento y </text:span>es más visual <text:span text:style-name="T40">(</text:span>en determinados casos<text:span text:style-name="T40">)</text:span>. (pg 26). idea: se define unos puntos (aleatorios, p.e.) y se definen triángulos sobre ellos con cierto criterio (hay varios, uno de ellos: triangulación de Delaunay).</text:p>
        </text:list-item>
      </text:list>
      <text:p text:style-name="P8"/>
      <text:p text:style-name="P8">Encontrar ubicaciones.- <text:span text:style-name="T8">A partir de cierta información (nombre del edificio, dirección postal, localización de una ruta, etc.) necesitamos obtener puntos en el plano. Hay sitios web que hacen automáticamente esta transformación. Se trata de un problema no inmediato. </text:span></text:p>
      <text:p text:style-name="P8"/>
      <text:p text:style-name="P8">La heterogeneidad semántica se escapa de nuestros objetivos, por eso no la tratamos. </text:p>
      <text:p text:style-name="P8"><text:soft-page-break/></text:p>
      <text:p text:style-name="P8">3 <text:span text:style-name="T7">Metadatos</text:span></text:p>
      <text:p text:style-name="P8"/>
      <text:p text:style-name="P10">Los metadatos son datos que describen datos. A veces son minusvalorados. Recordemos que los datos en sig se dividen en geográficos, descriptivos y metadatos.</text:p>
      <text:p text:style-name="P10"/>
      <text:p text:style-name="P10">En el caso de la información geográfica, las principales necesidades que cubren los metadatos son:</text:p>
      <text:list xml:id="list1337759267" text:style-name="L14">
        <text:list-item>
          <text:p text:style-name="P31">Para cada conjunto de datos:</text:p>
        </text:list-item>
        <text:list-item>
          <text:p text:style-name="P31">Además, interesa:</text:p>
        </text:list-item>
      </text:list>
      <text:p text:style-name="P10"/>
      <text:p text:style-name="P10">De esta forma, sin metadatos, se tarda mucho más en tener una visión clara del conjunto de datos (pensemos en unos datos de los que no sabemos qué se representa).</text:p>
      <text:p text:style-name="P10"/>
      <text:p text:style-name="P10">¿Qué info tiene que tener los metadatos geográficos?</text:p>
      <text:list xml:id="list1194602299" text:style-name="L15">
        <text:list-item>
          <text:p text:style-name="P32">Título. </text:p>
        </text:list-item>
        <text:list-item>
          <text:p text:style-name="P32">Objetivo de su creación.</text:p>
        </text:list-item>
        <text:list-item>
          <text:p text:style-name="P32">Fuente. </text:p>
        </text:list-item>
        <text:list-item>
          <text:p text:style-name="P32">Fiabilidad. Problemas que presentan. </text:p>
        </text:list-item>
        <text:list-item>
          <text:p text:style-name="P32">¿Cómo podemos obtener una copia?</text:p>
        </text:list-item>
        <text:list-item>
          <text:p text:style-name="P32">Estándares:</text:p>
          <text:list>
            <text:list-item>
              <text:p text:style-name="P32">OGC</text:p>
            </text:list-item>
            <text:list-item>
              <text:p text:style-name="P32">organismos federale americanos</text:p>
            </text:list-item>
            <text:list-item>
              <text:p text:style-name="P32">ISO</text:p>
            </text:list-item>
          </text:list>
        </text:list-item>
        <text:list-item>
          <text:p text:style-name="P32">Formato de lso metadatos:</text:p>
          <text:list>
            <text:list-item>
              <text:p text:style-name="P32"/>
            </text:list-item>
          </text:list>
        </text:list-item>
      </text:list>
      <text:p text:style-name="P10"/>
      <text:p text:style-name="P10">Los diferentes SIG permitirán acceder de una forma u otra a los metadatos de la información geográfica de turno.</text:p>
      <text:p text:style-name="P10"/>
      <text:p text:style-name="P9">4 <text:span text:style-name="T7">Herramientas</text:span></text:p>
      <text:p text:style-name="P8"><text:line-break/></text:p>
      <text:p text:style-name="P10">Destacamos dos organizaciones: </text:p>
      <text:p text:style-name="P10"/>
      <text:list xml:id="list1443421230" text:style-name="L16">
        <text:list-item>
          <text:p text:style-name="P33">Geospatial Power Tools</text:p>
          <text:list>
            <text:list-item>
              <text:p text:style-name="P33">GDAL</text:p>
            </text:list-item>
            <text:list-item>
              <text:p text:style-name="P33">OGR</text:p>
            </text:list-item>
            <text:list-item>
              <text:p text:style-name="P33">GDAL/OGR para R</text:p>
            </text:list-item>
            <text:list-item>
              <text:p text:style-name="P33">PRJ.4</text:p>
            </text:list-item>
          </text:list>
        </text:list-item>
        <text:list-item>
          <text:p text:style-name="P33">GeoKettle, derivada de Kettle: permite extraer, transformar y cargar información geográfica. </text:p>
        </text:list-item>
      </text:list>
      <text:p text:style-name="P10"/>
      <text:p text:style-name="P10"/>
      <text:p text:style-name="P8">5 <text:span text:style-name="T7">Conclusiones</text:span></text:p>
      <text:p text:style-name="P10"/>
      <text:list xml:id="list290031597" text:style-name="L17">
        <text:list-item>
          <text:p text:style-name="P34">El poder de los SIG est<text:span text:style-name="T33">á</text:span> en combinar o integrar datos de varios tipos y analizarlos conjuntamente.</text:p>
        </text:list-item>
        <text:list-item>
          <text:p text:style-name="P34">Usaremos datos de distintas fuentes.</text:p>
        </text:list-item>
        <text:list-item>
          <text:p text:style-name="P34">Todas las capas deben usar el mismo Sistema de Coordenadas.</text:p>
        </text:list-item>
        <text:list-item>
          <text:p text:style-name="P34">El uso de est<text:span text:style-name="T33">á</text:span>ndares facilita el intercambio de datos (heterogeneidad t<text:span text:style-name="T33">é</text:span>cnica).</text:p>
        </text:list-item>
        <text:list-item>
          <text:p text:style-name="P34"><text:soft-page-break/>Realizaremos transformaciones para resolver:</text:p>
          <text:list>
            <text:list-item>
              <text:p text:style-name="P34">Heterogeneidad del modelo de datos.</text:p>
            </text:list-item>
            <text:list-item>
              <text:p text:style-name="P34">Heterogeneidad sem<text:span text:style-name="T33">á</text:span>ntica.</text:p>
            </text:list-item>
          </text:list>
        </text:list-item>
        <text:list-item>
          <text:p text:style-name="P34">La calidad del resultado puede ser tan buena como la del peor conjunto usado.</text:p>
        </text:list-item>
        <text:list-item>
          <text:p text:style-name="P34">Los metadatos favorecen el proceso de integraci<text:span text:style-name="T33">ó</text:span>n de datos.</text:p>
        </text:list-item>
      </text:list>
      <text:p text:style-name="P10"/>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shadow="none">
        <style:tab-stops/>
      </style:paragraph-propertie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text-properties fo:font-size="12pt" fo:font-weight="normal" style:font-size-asian="12pt" style:font-weight-asian="normal" style:font-size-complex="12pt"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left="none" fo:border-right="none" fo:border-top="none" fo:border-bottom="0.06pt solid #000000" style:shadow="none"/>
      <style:text-properties fo:font-size="10pt" fo:font-style="italic" style:font-style-asian="italic" style:font-style-complex="italic"/>
    </style:style>
    <style:style style:name="MP2" style:family="paragraph" style:parent-style-name="Footer">
      <style:paragraph-properties fo:padding="0cm" fo:border-left="none" fo:border-right="none" fo:border-top="0.06pt solid #000000" fo:border-bottom="none" style:shadow="none"/>
      <style:text-properties fo:font-size="10pt" fo:font-style="italic" style:font-style-asian="italic" style:font-style-complex="italic"/>
    </style:style>
    <style:style style:name="MT1" style:family="text">
      <style:text-properties fo:font-style="normal" fo:font-weight="bold" style:font-style-asian="normal" style:font-weight-asian="bold" style:font-style-complex="normal"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istemas de Información Geográfica</text:p>
      </style:header>
      <style:footer>
        <text:p text:style-name="MP2">Alonso Bueno Herrero<text:tab/><text:span text:style-name="MT1"><text:page-number text:select-page="current">6</text:page-number></text:span><text:tab/>Tema 3: Transformación e integración</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6T09:48:44.83</meta:creation-date>
    <dc:date>2020-11-08T01:54:21.666000000</dc:date>
    <meta:editing-duration>PT4H21M4S</meta:editing-duration>
    <meta:editing-cycles>13</meta:editing-cycles>
    <meta:generator>LibreOffice/6.4.4.2$Windows_X86_64 LibreOffice_project/3d775be2011f3886db32dfd395a6a6d1ca2630ff</meta:generator>
    <meta:document-statistic meta:table-count="0" meta:image-count="0" meta:object-count="0" meta:page-count="6" meta:paragraph-count="131" meta:word-count="1739" meta:character-count="11097" meta:non-whitespace-character-count="9523"/>
  </office:meta>
</office:document-meta>
</file>